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f6ea6" officeooo:paragraph-rsid="000f6ea6" style:font-size-asian="15pt" style:font-size-complex="15pt"/>
    </style:style>
    <style:style style:name="P2" style:family="paragraph" style:parent-style-name="Standard">
      <style:text-properties fo:font-size="12pt" officeooo:rsid="000f9b25" officeooo:paragraph-rsid="000f9b25" style:font-size-asian="10.5pt" style:font-size-complex="12pt"/>
    </style:style>
    <style:style style:name="P3" style:family="paragraph" style:parent-style-name="Standard">
      <style:text-properties fo:font-size="12pt" fo:font-style="italic" officeooo:rsid="000f9b25" officeooo:paragraph-rsid="000f9b25" style:font-size-asian="10.5pt" style:font-style-asian="italic" style:font-size-complex="12pt" style:font-style-complex="italic"/>
    </style:style>
    <style:style style:name="P4" style:family="paragraph" style:parent-style-name="Standard">
      <style:text-properties fo:font-size="12pt" fo:font-style="normal" officeooo:rsid="000f9b25" officeooo:paragraph-rsid="000f9b25" style:font-size-asian="10.5pt" style:font-style-asian="normal" style:font-size-complex="12pt" style:font-style-complex="normal"/>
    </style:style>
    <style:style style:name="P5" style:family="paragraph" style:parent-style-name="Standard">
      <style:text-properties fo:font-size="12pt" fo:font-style="normal" officeooo:rsid="001000af" officeooo:paragraph-rsid="001000af" style:font-size-asian="10.5pt" style:font-style-asian="normal" style:font-size-complex="12pt" style:font-style-complex="normal"/>
    </style:style>
    <style:style style:name="P6" style:family="paragraph" style:parent-style-name="Standard">
      <style:text-properties fo:font-size="12pt" fo:font-style="normal" fo:font-weight="bold" officeooo:rsid="001000af" officeooo:paragraph-rsid="001000af" style:font-size-asian="10.5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text-properties fo:font-size="12pt" fo:font-style="normal" fo:font-weight="normal" officeooo:rsid="001000af" officeooo:paragraph-rsid="001000af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12b5e6"/>
    </style:style>
    <style:style style:name="T2" style:family="text">
      <style:text-properties officeooo:rsid="001357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 2:</text:p>
      <text:p text:style-name="P1"/>
      <text:p text:style-name="P2">We're doing a set of similarity transformations so that </text:p>
      <text:p text:style-name="P2">St A S = diag(lambda1 … lambda n). </text:p>
      <text:p text:style-name="P2">But the eigenvectors are different. </text:p>
      <text:p text:style-name="P2"/>
      <text:p text:style-name="P3"><text:tab/>There are a lot of methods. </text:p>
      <text:p text:style-name="P4"/>
      <text:p text:style-name="P5">Do we get some sort of feedback on our projects?</text:p>
      <text:p text:style-name="P5"/>
      <text:p text:style-name="P6">Jacobi method:</text:p>
      <text:p text:style-name="P6"/>
      <text:p text:style-name="P7">By repeated transformations we want to have the off diagonal elements tp ve closer and closer to zerp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5T16:15:34.079670529</meta:creation-date>
    <dc:date>2014-09-15T17:29:35.859925824</dc:date>
    <meta:editing-duration>PT1H13M20S</meta:editing-duration>
    <meta:editing-cycles>3</meta:editing-cycles>
    <meta:generator>LibreOffice/4.2.6.3$Linux_X86_64 LibreOffice_project/420m0$Build-3</meta:generator>
    <meta:document-statistic meta:table-count="0" meta:image-count="0" meta:object-count="0" meta:page-count="1" meta:paragraph-count="8" meta:word-count="60" meta:character-count="330" meta:non-whitespace-character-count="273"/>
  </office:meta>
</office:document-meta>
</file>